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adf9a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5b277d" fo:font-weight="bold" style:font-weight-asian="bold" style:font-weight-complex="bold"/>
    </style:style>
    <style:style style:name="T5" style:family="text">
      <style:text-properties fo:color="#5b277d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3465a4" fo:font-weight="bold" style:font-weight-asian="bold" style:font-weight-complex="bold"/>
    </style:style>
    <style:style style:name="T9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10" style:family="text">
      <style:text-properties officeooo:rsid="001adf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<text:span text:style-name="T3">What is a Variable? (In More Detail)</text:span><text:line-break/><text:line-break/>&gt; Imagine you have a schoolbag with labels. One pocket is labeled “Pens,” another “Snacks,” and another “Books.” You can open a pocket to see what’s inside or put something new in it.<text:line-break/><text:line-break/><text:span text:style-name="T1">Relate it to programming:</text:span><text:line-break/><text:line-break/>&gt; In Python, a variable is like a labeled pocket. You give it a name (label) and store something in it (value).<text:line-break/><text:line-break/><text:span text:style-name="T4">Definition :</text:span><text:line-break/><text:line-break/>A variable is a name we give to a place in the computer's memory where we store data. It can hold numbers, words, or other kinds of information. You can change the value stored in a variable at any time.<text:line-break/><text:line-break/><text:span text:style-name="T1">Why Do We Need Variables?</text:span><text:line-break/><text:line-break/>To store information.<text:line-break/><text:line-break/>To reuse the value later in the program.<text:line-break/><text:line-break/>To make our code easier to read and manage.<text:line-break/><text:line-break/><text:span text:style-name="T1">Important Rules for Variables:</text:span><text:line-break/><text:line-break/>1. Must start with a letter or an underscore (_)<text:line-break/><text:line-break/><text:line-break/>2. Cannot start with a number<text:line-break/><text:line-break/><text:line-break/>3. Cannot have spaces or special symbols (like @, $, %, etc.)<text:line-break/><text:line-break/><text:line-break/>4. Should not use Python's reserved words (like if, while, print)<text:line-break/><text:line-break/><text:line-break/><text:line-break/><text:line-break/><text:soft-page-break/>---<text:line-break/><text:span text:style-name="T5">How to Declare a Variable</text:span><text:line-break/><text:line-break/>In Python, you declare a variable by simply writing:<text:line-break/><text:line-break/>variable_name = value<text:line-break/><text:line-break/><text:span text:style-name="T7">Examples:</text:span><text:line-break/><text:line-break/>student_name = "Zara" age = 15 grade = 9 is_present = True<text:line-break/><text:line-break/>You don’t need to say the type (Python figures it out automatically).<text:line-break/><text:line-break/><text:line-break/><text:span text:style-name="T5">What are Data Types? (More Details)</text:span><text:line-break/><text:line-break/><text:span text:style-name="T1">1. String (str)</text:span><text:line-break/><text:line-break/>Used to store text (words, letters, sentences)<text:line-break/><text:line-break/>Written in quotes: "Hello" or 'World'<text:line-break/><text:line-break/><text:span text:style-name="T7">Example:</text:span><text:line-break/><text:line-break/>city = "Lahore"<text:line-break/><text:line-break/><text:span text:style-name="T1">2. Integer (int)</text:span><text:line-break/><text:line-break/>Whole numbers (no decimal)<text:line-break/><text:line-break/>Can be positive or negative<text:line-break/><text:line-break/><text:span text:style-name="T7">Example:</text:span><text:line-break/><text:line-break/>roll_number = 23<text:line-break/><text:line-break/><text:span text:style-name="T1">3. Float (float)</text:span><text:line-break/><text:line-break/>Decimal numbers<text:line-break/><text:line-break/><text:span text:style-name="T7">Example:</text:span><text:line-break/><text:soft-page-break/><text:line-break/>height = 1.65<text:line-break/><text:line-break/><text:span text:style-name="T1">4. Boolean (bool)</text:span><text:line-break/><text:line-break/>Stores True or False<text:line-break/><text:line-break/>Used for decision making<text:line-break/><text:line-break/><text:span text:style-name="T7">Example:</text:span><text:line-break/><text:line-break/>passed_exam = True<text:line-break/><text:line-break/><text:span text:style-name="T9">5. List, Tuple, Dictionary, Set (Advanced types)</text:span><text:line-break/><text:line-break/><text:line-break/><text:span text:style-name="T1">How to Check Data Types</text:span><text:line-break/><text:line-break/>Use type() function:<text:line-break/><text:line-break/>print(type(age)) <text:s text:c="7"/># Output: &lt;class 'int'&gt; print(type(city)) <text:s text:c="6"/># Output: &lt;class 'str'&gt; print(type(height)) <text:s text:c="4"/># Output: &lt;class 'float'&gt; print(type(passed_exam))# Output: &lt;class 'bool'&gt;<text:line-break/><text:line-break/><text:line-break/><text:span text:style-name="T1">Why Data Types Matter</text:span><text:line-break/><text:line-break/>Data types help Python understand:<text:line-break/><text:line-break/>What kind of operations can be done (e.g., you can add numbers, not texts)<text:line-break/><text:line-break/>How much memory is needed<text:line-break/><text:line-break/>How the data should be displayed or processed<text:line-break/><text:line-break/><text:span text:style-name="T1"><text:line-break/>Real-Life Analogy for Data Types</text:span><text:line-break/><text:line-break/>Think of school registers:<text:line-break/><text:line-break/>A student's name → text<text:line-break/><text:line-break/><text:soft-page-break/>Roll number → number<text:line-break/><text:line-break/>Exam marks → decimal<text:line-break/><text:line-break/>Present/Absent → True or Fal<text:span text:style-name="T10">s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2T16:17:07.783000000</meta:creation-date>
    <dc:date>2025-05-02T16:21:38.597000000</dc:date>
    <meta:editing-duration>PT4M45S</meta:editing-duration>
    <meta:editing-cycles>1</meta:editing-cycles>
    <meta:document-statistic meta:table-count="0" meta:image-count="0" meta:object-count="0" meta:page-count="4" meta:paragraph-count="1" meta:word-count="382" meta:character-count="2317" meta:non-whitespace-character-count="1850"/>
    <meta:generator>Neat_Office/6.2.8.2$Windows_x86 LibreOffice_project/</meta:generator>
  </office:meta>
</office:document-meta>
</file>